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9f33" officeooo:paragraph-rsid="000e9f33" style:font-weight-asian="bold" style:font-weight-complex="bold"/>
    </style:style>
    <style:style style:name="P2" style:family="paragraph" style:parent-style-name="Standard">
      <style:text-properties fo:font-weight="bold" officeooo:rsid="00338d63" officeooo:paragraph-rsid="00338d63" style:font-weight-asian="bold" style:font-weight-complex="bold"/>
    </style:style>
    <style:style style:name="P3" style:family="paragraph" style:parent-style-name="Standard">
      <style:text-properties fo:font-weight="bold" officeooo:rsid="00398ac1" officeooo:paragraph-rsid="00398ac1" style:font-weight-asian="bold" style:font-weight-complex="bold"/>
    </style:style>
    <style:style style:name="P4" style:family="paragraph" style:parent-style-name="Standard">
      <style:text-properties fo:font-weight="normal" officeooo:rsid="000e9f33" officeooo:paragraph-rsid="000e9f33" style:font-weight-asian="normal" style:font-weight-complex="normal"/>
    </style:style>
    <style:style style:name="P5" style:family="paragraph" style:parent-style-name="Standard">
      <style:text-properties fo:font-weight="normal" officeooo:rsid="00338d63" officeooo:paragraph-rsid="00338d63" style:font-weight-asian="normal" style:font-weight-complex="normal"/>
    </style:style>
    <style:style style:name="P6" style:family="paragraph" style:parent-style-name="Standard">
      <style:text-properties fo:font-weight="normal" officeooo:rsid="00398ac1" officeooo:paragraph-rsid="00398ac1" style:font-weight-asian="normal" style:font-weight-complex="normal"/>
    </style:style>
    <style:style style:name="P7" style:family="paragraph" style:parent-style-name="Standard">
      <style:text-properties fo:font-size="14pt" fo:font-weight="bold" officeooo:rsid="000e9f33" officeooo:paragraph-rsid="001dcb99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dcb99" officeooo:paragraph-rsid="001dcb99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font-weight="normal" officeooo:rsid="003ea82e" officeooo:paragraph-rsid="003ea82e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2pt" fo:font-weight="normal" officeooo:rsid="001dcb99" officeooo:paragraph-rsid="001dcb99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e955f" officeooo:paragraph-rsid="001e955f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ea82e" officeooo:paragraph-rsid="003ea82e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officeooo:rsid="001dcb99" officeooo:paragraph-rsid="001dcb99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1e955f" officeooo:paragraph-rsid="001e955f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3ea82e" officeooo:paragraph-rsid="003ea82e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text-properties fo:font-weight="normal" officeooo:rsid="000e9f33" officeooo:paragraph-rsid="000e9f33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0e9f33" officeooo:paragraph-rsid="001252c1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0e9f33" officeooo:paragraph-rsid="001b8635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0e9f33" officeooo:paragraph-rsid="001b8635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0e9f33" officeooo:paragraph-rsid="002f6103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0e9f33" officeooo:paragraph-rsid="00324343" style:font-weight-asian="normal" style:font-weight-complex="normal"/>
    </style:style>
    <style:style style:name="P22" style:family="paragraph" style:parent-style-name="Standard" style:list-style-name="L3">
      <style:text-properties fo:font-weight="normal" officeooo:rsid="000e9f33" officeooo:paragraph-rsid="003505f9" style:font-weight-asian="normal" style:font-weight-complex="normal"/>
    </style:style>
    <style:style style:name="P23" style:family="paragraph" style:parent-style-name="Standard" style:list-style-name="L3">
      <style:text-properties fo:font-weight="normal" officeooo:rsid="002ebc32" officeooo:paragraph-rsid="002ebc32" style:font-weight-asian="normal" style:font-weight-complex="normal"/>
    </style:style>
    <style:style style:name="P24" style:family="paragraph" style:parent-style-name="Standard" style:list-style-name="L3">
      <style:text-properties fo:font-weight="normal" officeooo:rsid="002ed9e3" officeooo:paragraph-rsid="002ed9e3" style:font-weight-asian="normal" style:font-weight-complex="normal"/>
    </style:style>
    <style:style style:name="P25" style:family="paragraph" style:parent-style-name="Standard" style:list-style-name="L3">
      <style:text-properties fo:font-weight="normal" officeooo:rsid="0031427e" officeooo:paragraph-rsid="0031427e" style:font-weight-asian="normal" style:font-weight-complex="normal"/>
    </style:style>
    <style:style style:name="P26" style:family="paragraph" style:parent-style-name="Standard" style:list-style-name="L3">
      <style:text-properties fo:font-weight="normal" officeooo:rsid="0031ce7a" officeooo:paragraph-rsid="0031ce7a" style:font-weight-asian="normal" style:font-weight-complex="normal"/>
    </style:style>
    <style:style style:name="P27" style:family="paragraph" style:parent-style-name="Standard" style:list-style-name="L3">
      <style:text-properties fo:font-weight="normal" officeooo:rsid="00320f15" officeooo:paragraph-rsid="00320f15" style:font-weight-asian="normal" style:font-weight-complex="normal"/>
    </style:style>
    <style:style style:name="P28" style:family="paragraph" style:parent-style-name="Standard" style:list-style-name="L3">
      <style:text-properties fo:font-weight="normal" officeooo:rsid="003550bf" officeooo:paragraph-rsid="003550bf" style:font-weight-asian="normal" style:font-weight-complex="normal"/>
    </style:style>
    <style:style style:name="P29" style:family="paragraph" style:parent-style-name="Standard" style:list-style-name="L4">
      <style:text-properties fo:font-weight="normal" officeooo:rsid="003550bf" officeooo:paragraph-rsid="003550bf" style:font-weight-asian="normal" style:font-weight-complex="normal"/>
    </style:style>
    <style:style style:name="P30" style:family="paragraph" style:parent-style-name="Standard" style:list-style-name="L3">
      <style:text-properties fo:font-weight="normal" officeooo:rsid="00370c30" officeooo:paragraph-rsid="00370c30" style:font-weight-asian="normal" style:font-weight-complex="normal"/>
    </style:style>
    <style:style style:name="P31" style:family="paragraph" style:parent-style-name="Standard" style:list-style-name="L3">
      <style:text-properties fo:font-weight="normal" officeooo:rsid="003951d8" officeooo:paragraph-rsid="003951d8" style:font-weight-asian="normal" style:font-weight-complex="normal"/>
    </style:style>
    <style:style style:name="P32" style:family="paragraph" style:parent-style-name="Standard" style:list-style-name="L3">
      <style:text-properties fo:font-weight="normal" officeooo:rsid="004017e8" officeooo:paragraph-rsid="004017e8" style:font-weight-asian="normal" style:font-weight-complex="normal"/>
    </style:style>
    <style:style style:name="P33" style:family="paragraph" style:parent-style-name="Standard" style:list-style-name="L4">
      <style:text-properties fo:font-weight="normal" officeooo:rsid="00338d63" officeooo:paragraph-rsid="00338d63" style:font-weight-asian="normal" style:font-weight-complex="normal"/>
    </style:style>
    <style:style style:name="P34" style:family="paragraph" style:parent-style-name="Standard" style:list-style-name="L4">
      <style:text-properties fo:font-weight="normal" officeooo:rsid="003505f9" officeooo:paragraph-rsid="003505f9" style:font-weight-asian="normal" style:font-weight-complex="normal"/>
    </style:style>
    <style:style style:name="P35" style:family="paragraph" style:parent-style-name="Standard" style:list-style-name="L4">
      <style:text-properties fo:font-weight="normal" officeooo:rsid="003746e9" officeooo:paragraph-rsid="00392a09" style:font-weight-asian="normal" style:font-weight-complex="normal"/>
    </style:style>
    <style:style style:name="P36" style:family="paragraph" style:parent-style-name="Standard" style:list-style-name="L4">
      <style:text-properties fo:font-weight="normal" officeooo:rsid="00392a09" officeooo:paragraph-rsid="00392a09" style:font-weight-asian="normal" style:font-weight-complex="normal"/>
    </style:style>
    <style:style style:name="P37" style:family="paragraph" style:parent-style-name="Standard" style:list-style-name="L4">
      <style:text-properties fo:font-weight="normal" officeooo:rsid="003be222" officeooo:paragraph-rsid="003be222" style:font-weight-asian="normal" style:font-weight-complex="normal"/>
    </style:style>
    <style:style style:name="P38" style:family="paragraph" style:parent-style-name="Standard" style:list-style-name="L4">
      <style:text-properties fo:font-weight="normal" officeooo:rsid="003cb76b" officeooo:paragraph-rsid="003cb76b" style:font-weight-asian="normal" style:font-weight-complex="normal"/>
    </style:style>
    <style:style style:name="P39" style:family="paragraph" style:parent-style-name="Standard" style:list-style-name="L6">
      <style:text-properties fo:font-weight="normal" officeooo:rsid="003cb76b" officeooo:paragraph-rsid="003cb76b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398ac1" officeooo:paragraph-rsid="00398ac1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3af0b2" officeooo:paragraph-rsid="003af0b2" style:font-weight-asian="normal" style:font-weight-complex="normal"/>
    </style:style>
    <style:style style:name="P42" style:family="paragraph" style:parent-style-name="Standard" style:list-style-name="L6">
      <style:text-properties fo:font-weight="normal" officeooo:rsid="003c0905" officeooo:paragraph-rsid="003c0905" style:font-weight-asian="normal" style:font-weight-complex="normal"/>
    </style:style>
    <style:style style:name="P43" style:family="paragraph" style:parent-style-name="Standard" style:list-style-name="L3">
      <style:text-properties fo:font-weight="normal" officeooo:rsid="00423ca7" officeooo:paragraph-rsid="00423ca7" style:font-weight-asian="normal" style:font-weight-complex="normal"/>
    </style:style>
    <style:style style:name="P44" style:family="paragraph" style:parent-style-name="Standard" style:list-style-name="L1">
      <style:text-properties fo:font-style="normal" fo:font-weight="normal" officeooo:rsid="002ae3cd" officeooo:paragraph-rsid="002ae3cd" style:font-style-asian="normal" style:font-weight-asian="normal" style:font-style-complex="normal" style:font-weight-complex="normal"/>
    </style:style>
    <style:style style:name="P45" style:family="paragraph" style:parent-style-name="Standard" style:list-style-name="L2">
      <style:text-properties fo:font-style="normal" fo:font-weight="normal" officeooo:rsid="00211dff" officeooo:paragraph-rsid="00211dff" style:font-style-asian="normal" style:font-weight-asian="normal" style:font-style-complex="normal" style:font-weight-complex="normal"/>
    </style:style>
    <style:style style:name="P46" style:family="paragraph" style:parent-style-name="Standard" style:list-style-name="L2">
      <style:text-properties fo:font-style="normal" fo:font-weight="normal" officeooo:rsid="00245f18" officeooo:paragraph-rsid="00245f18" style:font-style-asian="normal" style:font-weight-asian="normal" style:font-style-complex="normal" style:font-weight-complex="normal"/>
    </style:style>
    <style:style style:name="P47" style:family="paragraph" style:parent-style-name="Standard" style:list-style-name="L2">
      <style:text-properties fo:font-style="normal" fo:font-weight="normal" officeooo:rsid="00260e2e" officeooo:paragraph-rsid="00260e2e" style:font-style-asian="normal" style:font-weight-asian="normal" style:font-style-complex="normal" style:font-weight-complex="normal"/>
    </style:style>
    <style:style style:name="P48" style:family="paragraph" style:parent-style-name="Standard" style:list-style-name="L2">
      <style:text-properties fo:font-style="normal" fo:font-weight="normal" officeooo:rsid="00267b4e" officeooo:paragraph-rsid="00267b4e" style:font-style-asian="normal" style:font-weight-asian="normal" style:font-style-complex="normal" style:font-weight-complex="normal"/>
    </style:style>
    <style:style style:name="P49" style:family="paragraph" style:parent-style-name="Standard" style:list-style-name="L2">
      <style:text-properties fo:font-style="normal" fo:font-weight="normal" officeooo:rsid="00270317" officeooo:paragraph-rsid="00270317" style:font-style-asian="normal" style:font-weight-asian="normal" style:font-style-complex="normal" style:font-weight-complex="normal"/>
    </style:style>
    <style:style style:name="P50" style:family="paragraph" style:parent-style-name="Standard" style:list-style-name="L2">
      <style:text-properties fo:font-style="normal" fo:font-weight="normal" officeooo:rsid="00270317" officeooo:paragraph-rsid="002b4c54" style:font-style-asian="normal" style:font-weight-asian="normal" style:font-style-complex="normal" style:font-weight-complex="normal"/>
    </style:style>
    <style:style style:name="P51" style:family="paragraph" style:parent-style-name="Standard" style:list-style-name="L2">
      <style:text-properties fo:font-style="normal" fo:font-weight="normal" officeooo:rsid="0027fe62" officeooo:paragraph-rsid="0027fe62" style:font-style-asian="normal" style:font-weight-asian="normal" style:font-style-complex="normal" style:font-weight-complex="normal"/>
    </style:style>
    <style:style style:name="P52" style:family="paragraph" style:parent-style-name="Standard" style:list-style-name="L1">
      <style:text-properties fo:font-style="normal" fo:font-weight="bold" officeooo:rsid="001a917c" officeooo:paragraph-rsid="001a917c" style:font-style-asian="normal" style:font-weight-asian="bold" style:font-style-complex="normal" style:font-weight-complex="bold"/>
    </style:style>
    <style:style style:name="P53" style:family="paragraph" style:parent-style-name="Standard" style:list-style-name="L3">
      <style:text-properties fo:font-weight="bold" officeooo:rsid="004017e8" officeooo:paragraph-rsid="004017e8" style:font-weight-asian="bold" style:font-weight-complex="bold"/>
    </style:style>
    <style:style style:name="P54" style:family="paragraph" style:parent-style-name="Standard" style:list-style-name="L7">
      <style:text-properties fo:font-size="12pt" fo:font-weight="normal" officeooo:rsid="00298125" officeooo:paragraph-rsid="00298125" style:font-size-asian="10.5pt" style:font-weight-asian="normal" style:font-size-complex="12pt" style:font-weight-complex="normal"/>
    </style:style>
    <style:style style:name="P55" style:family="paragraph" style:parent-style-name="Standard" style:list-style-name="L7">
      <style:text-properties fo:font-size="12pt" fo:font-weight="normal" officeooo:rsid="00298125" officeooo:paragraph-rsid="002ce53c" style:font-size-asian="10.5pt" style:font-weight-asian="normal" style:font-size-complex="12pt" style:font-weight-complex="normal"/>
    </style:style>
    <style:style style:name="P56" style:family="paragraph" style:parent-style-name="Standard" style:list-style-name="L8">
      <style:text-properties fo:font-size="12pt" fo:font-weight="normal" officeooo:rsid="001dcb99" officeooo:paragraph-rsid="001dcb99" style:font-size-asian="10.5pt" style:font-weight-asian="normal" style:font-size-complex="12pt" style:font-weight-complex="normal"/>
    </style:style>
    <style:style style:name="P57" style:family="paragraph" style:parent-style-name="Standard" style:list-style-name="L9">
      <style:text-properties fo:font-size="12pt" fo:font-weight="normal" officeooo:rsid="001dcb99" officeooo:paragraph-rsid="001dcb99" style:font-size-asian="10.5pt" style:font-weight-asian="normal" style:font-size-complex="12pt" style:font-weight-complex="normal"/>
    </style:style>
    <style:style style:name="P58" style:family="paragraph" style:parent-style-name="Standard" style:list-style-name="L10">
      <style:text-properties fo:font-size="12pt" fo:font-weight="normal" officeooo:rsid="001e955f" officeooo:paragraph-rsid="001e955f" style:font-size-asian="10.5pt" style:font-weight-asian="normal" style:font-size-complex="12pt" style:font-weight-complex="normal"/>
    </style:style>
    <style:style style:name="P59" style:family="paragraph" style:parent-style-name="Standard" style:list-style-name="L11">
      <style:text-properties fo:font-size="12pt" fo:font-weight="normal" officeooo:rsid="001e955f" officeooo:paragraph-rsid="001e955f" style:font-size-asian="10.5pt" style:font-weight-asian="normal" style:font-size-complex="12pt" style:font-weight-complex="normal"/>
    </style:style>
    <style:style style:name="P60" style:family="paragraph" style:parent-style-name="Standard" style:list-style-name="L12">
      <style:text-properties fo:font-size="12pt" fo:font-weight="normal" officeooo:rsid="003ea82e" officeooo:paragraph-rsid="003ea82e" style:font-size-asian="10.5pt" style:font-weight-asian="normal" style:font-size-complex="12pt" style:font-weight-complex="normal"/>
    </style:style>
    <style:style style:name="P61" style:family="paragraph" style:parent-style-name="Standard" style:list-style-name="L11">
      <style:text-properties fo:font-size="14pt" fo:font-weight="bold" officeooo:rsid="000e9f33" officeooo:paragraph-rsid="001e955f" style:font-size-asian="12.25pt" style:font-weight-asian="bold" style:font-size-complex="14pt" style:font-weight-complex="bold"/>
    </style:style>
    <style:style style:name="P62" style:family="paragraph" style:parent-style-name="Standard" style:list-style-name="L12">
      <style:text-properties fo:font-size="14pt" fo:font-weight="bold" officeooo:rsid="000e9f33" officeooo:paragraph-rsid="003ea82e" style:font-size-asian="12.25pt" style:font-weight-asian="bold" style:font-size-complex="14pt" style:font-weight-complex="bold"/>
    </style:style>
    <style:style style:name="T1" style:family="text">
      <style:text-properties officeooo:rsid="00107178"/>
    </style:style>
    <style:style style:name="T2" style:family="text">
      <style:text-properties officeooo:rsid="001252c1"/>
    </style:style>
    <style:style style:name="T3" style:family="text">
      <style:text-properties fo:font-style="italic" officeooo:rsid="001252c1" style:font-style-asian="italic" style:font-style-complex="italic"/>
    </style:style>
    <style:style style:name="T4" style:family="text">
      <style:text-properties fo:font-style="italic" officeooo:rsid="00164593" style:font-style-asian="italic" style:font-style-complex="italic"/>
    </style:style>
    <style:style style:name="T5" style:family="text">
      <style:text-properties fo:font-style="normal" officeooo:rsid="001252c1" style:font-style-asian="normal" style:font-style-complex="normal"/>
    </style:style>
    <style:style style:name="T6" style:family="text">
      <style:text-properties fo:font-style="normal" officeooo:rsid="00141407" style:font-style-asian="normal" style:font-style-complex="normal"/>
    </style:style>
    <style:style style:name="T7" style:family="text">
      <style:text-properties fo:font-style="normal" officeooo:rsid="00155e88" style:font-style-asian="normal" style:font-style-complex="normal"/>
    </style:style>
    <style:style style:name="T8" style:family="text">
      <style:text-properties fo:font-style="normal" officeooo:rsid="00164593" style:font-style-asian="normal" style:font-style-complex="normal"/>
    </style:style>
    <style:style style:name="T9" style:family="text">
      <style:text-properties fo:font-style="normal" officeooo:rsid="00199140" style:font-style-asian="normal" style:font-style-complex="normal"/>
    </style:style>
    <style:style style:name="T10" style:family="text">
      <style:text-properties fo:font-style="normal" officeooo:rsid="001b8635" style:font-style-asian="normal" style:font-style-complex="normal"/>
    </style:style>
    <style:style style:name="T11" style:family="text">
      <style:text-properties fo:font-style="normal" officeooo:rsid="001c1b23" style:font-style-asian="normal" style:font-style-complex="normal"/>
    </style:style>
    <style:style style:name="T12" style:family="text">
      <style:text-properties fo:font-style="normal" officeooo:rsid="0020bccb" style:font-style-asian="normal" style:font-style-complex="normal"/>
    </style:style>
    <style:style style:name="T13" style:family="text">
      <style:text-properties fo:font-style="normal" officeooo:rsid="0022b633" style:font-style-asian="normal" style:font-style-complex="normal"/>
    </style:style>
    <style:style style:name="T14" style:family="text">
      <style:text-properties fo:font-style="normal" fo:font-weight="bold" officeooo:rsid="00155e88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1b8635" style:font-style-asian="normal" style:font-weight-asian="bold" style:font-style-complex="normal" style:font-weight-complex="bold"/>
    </style:style>
    <style:style style:name="T16" style:family="text">
      <style:text-properties fo:font-size="12pt" fo:font-weight="normal" officeooo:rsid="001e955f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f8d9c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3ea82e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40021a" style:font-size-asian="10.5pt" style:font-weight-asian="normal" style:font-size-complex="12pt" style:font-weight-complex="normal"/>
    </style:style>
    <style:style style:name="T20" style:family="text">
      <style:text-properties officeooo:rsid="001e955f"/>
    </style:style>
    <style:style style:name="T21" style:family="text">
      <style:text-properties officeooo:rsid="002b4c54"/>
    </style:style>
    <style:style style:name="T22" style:family="text">
      <style:text-properties officeooo:rsid="002ca559"/>
    </style:style>
    <style:style style:name="T23" style:family="text">
      <style:text-properties officeooo:rsid="002f6103"/>
    </style:style>
    <style:style style:name="T24" style:family="text">
      <style:text-properties officeooo:rsid="00338d63"/>
    </style:style>
    <style:style style:name="T25" style:family="text">
      <style:text-properties officeooo:rsid="003523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ading</text:p>
      <text:p text:style-name="P1"/>
      <text:p text:style-name="P1">Extractors</text:p>
      <text:list xml:id="list7352580566092363208" text:style-name="L1">
        <text:list-item>
          <text:p text:style-name="P16">choose the extractor technology according to the parameters achieved by randomess source (for optimizing these: source length, min-entropy, seed length, output length, error)</text:p>
        </text:list-item>
        <text:list-item>
          <text:p text:style-name="P16"><text:s/><text:span text:style-name="T1">using of the initial publicly known randomness and then reusing (at least part) of the generated randomness → strong extractors</text:span></text:p>
        </text:list-item>
        <text:list-item>
          <text:p text:style-name="P17"><text:span text:style-name="T2">Carter-Wegman universal hash functions extractor: the seed length is </text:span><text:span text:style-name="T3">O(n)</text:span><text:span text:style-name="T5"> and the output is </text:span><text:span text:style-name="T3">l &lt; n</text:span></text:p>
        </text:list-item>
        <text:list-item>
          <text:p text:style-name="P17"><text:span text:style-name="T5">almost pairwise independent hash functions (Srinivasan and Zuckerman '99): seed length </text:span><text:span text:style-name="T3">k+O(1/\epsilon)</text:span><text:span text:style-name="T5"> </text:span><text:span text:style-name="T6">→ possibly compose this extractor with itself to reduce the length of the seed</text:span></text:p>
        </text:list-item>
        <text:list-item>
          <text:p text:style-name="P18"><text:span text:style-name="T7">using compound extractors with the </text:span><text:span text:style-name="T14">block-wise source</text:span><text:span text:style-name="T7"> </text:span><text:span text:style-name="T9">(</text:span><text:span text:style-name="T7">check if the sources are block-wise sources </text:span><text:span text:style-name="T8">(desired </text:span><text:span text:style-name="T4">k</text:span><text:span text:style-name="T8"> from the next run conditioned on all the previous runs </text:span><text:span text:style-name="T15">or</text:span><text:span text:style-name="T10"> </text:span><text:span text:style-name="T9">transformation takes few random bits and you can use compound extractors to optimize more parameters simultaneously)</text:span></text:p>
        </text:list-item>
        <text:list-item>
          <text:p text:style-name="P44">universal2 hash functions used in [Towards true tandom number generation in mobile environments]</text:p>
        </text:list-item>
        <text:list-item>
          <text:p text:style-name="P52">extractors from PRG</text:p>
        </text:list-item>
      </text:list>
      <text:p text:style-name="P4"/>
      <text:p text:style-name="P1">Mobile device as randomness source</text:p>
      <text:list xml:id="list8921255702894272269" text:style-name="L2">
        <text:list-item>
          <text:p text:style-name="P19"><text:span text:style-name="T10">camera, microphone, </text:span><text:span text:style-name="T13">battery level, signal strength, GPS positions, </text:span><text:span text:style-name="T10">other sources?</text:span></text:p>
        </text:list-item>
        <text:list-item>
          <text:p text:style-name="P19"><text:span text:style-name="T11">s</text:span><text:span text:style-name="T10">tatistical tests </text:span><text:span text:style-name="T12">(diehard, nist)</text:span></text:p>
        </text:list-item>
        <text:list-item>
          <text:p text:style-name="P45">storing the generated data (the vulnerability of storing the pregenerated random data in some Android native secure storage comparing to the vulnerability while sending them to another application; is there advantage comparing to the need of real-time generating)</text:p>
        </text:list-item>
        <text:list-item>
          <text:p text:style-name="P46">analysis use the FFT to compute the dicrete fourier transform and focuses only on the half of the frequency (due to Nyquist theorem)</text:p>
        </text:list-item>
        <text:list-item>
          <text:p text:style-name="P47">find a correlation between everything</text:p>
        </text:list-item>
        <text:list-item>
          <text:p text:style-name="P48">firstly do the analysis and then use it to process the data into some output to test it with statistical test or do the analysis, find out the min-entropy of the source and then use randomness extractor <text:span text:style-name="T22">(still probably some preprocessing needed)</text:span></text:p>
        </text:list-item>
        <text:list-item>
          <text:p text:style-name="P49">flip-flop technique</text:p>
        </text:list-item>
        <text:list-item>
          <text:p text:style-name="P50"><text:span text:style-name="T21">detailed analysis shown in [Towards true tandom number generation in mobile environments]</text:span></text:p>
        </text:list-item>
        <text:list-item>
          <text:p text:style-name="P51">design some attacks on every source</text:p>
        </text:list-item>
      </text:list>
      <text:p text:style-name="P1"/>
      <text:p text:style-name="P1"><text:span text:style-name="T24">C</text:span>ommunication protocol</text:p>
      <text:list xml:id="list2656160955114202516" text:style-name="L3">
        <text:list-item>
          <text:p text:style-name="P23">try to find the way without using digital signature (certificates) – bilinear pairings</text:p>
        </text:list-item>
        <text:list-item>
          <text:p text:style-name="P24">base on the Diffie-Hellman problem (choose one from the implementations)</text:p>
        </text:list-item>
        <text:list-item>
          <text:p text:style-name="P20"><text:span text:style-name="T23">model of adversaries [BressonEtAl] → proof of security</text:span></text:p>
        </text:list-item>
        <text:list-item>
          <text:p text:style-name="P25">lower complexity bounds – [Becker and Wille]</text:p>
        </text:list-item>
        <text:list-item>
          <text:p text:style-name="P26">possibility to use distributed random number generation → should we focus also on that?</text:p>
        </text:list-item>
        <text:list-item>
          <text:p text:style-name="P26">basic implementation – subgroup of quadratic residues modulo large prime</text:p>
        </text:list-item>
        <text:list-item>
          <text:p text:style-name="P27">static or dynamic groups?</text:p>
        </text:list-item>
        <text:list-item>
          <text:p text:style-name="P21"><text:span text:style-name="T25">[Ingemarson] – on a circle – simply multiplying the basical two-member DH protocol</text:span></text:p>
        </text:list-item>
        <text:list-item>
          <text:p text:style-name="P22"><text:span text:style-name="T25">[Burmester&amp;Desmedt] – broadcasting involved (1. broadcast the blinded random secret 2. compute the intermediate values using values from left and right neighbours and broadcast it) – the first round broadcasting inneficiency removed by [Dutta and Barua]</text:span></text:p>
        </text:list-item>
        <text:list-item>
          <text:p text:style-name="P28">[Katz&amp;Yung] – compilation of any protocol into authenticated one (simple use of digital signatures)</text:p>
        </text:list-item>
        <text:list-item>
          <text:p text:style-name="P30">[Dutta&amp;Barua] – efficient B&amp;D with the possibility of dynamic actions</text:p>
        </text:list-item>
        <text:list-item>
          <text:p text:style-name="P31">make authenticated and non-authenticated version</text:p>
        </text:list-item>
        <text:list-item>
          <text:p text:style-name="P53">authentication:</text:p>
          <text:list>
            <text:list-item>
              <text:p text:style-name="P32">find out about billinear pairings</text:p>
            </text:list-item>
            <text:list-item>
              <text:p text:style-name="P32"><text:soft-page-break/>use visual checking of some string on the devices → generate key stored in a safe storage for use for authentication in the next protocol use</text:p>
            </text:list-item>
            <text:list-item>
              <text:p text:style-name="P43">use of NFC? </text:p>
            </text:list-item>
          </text:list>
        </text:list-item>
      </text:list>
      <text:p text:style-name="P1"/>
      <text:p text:style-name="P2">Bluetooth technology</text:p>
      <text:list xml:id="list1191572945637776254" text:style-name="L4">
        <text:list-item>
          <text:p text:style-name="P33">find out everything about bluetooth technology, especially on Android</text:p>
        </text:list-item>
        <text:list-item>
          <text:p text:style-name="P34">broadcast vs broadcastless</text:p>
        </text:list-item>
        <text:list-item>
          <text:p text:style-name="P29">storage of keys with once authenticated devices – for next authentication</text:p>
        </text:list-item>
        <text:list-item>
          <text:p text:style-name="P35">make the communication protocol as much independent on the technology as possible to make it useable on more channel technologies (bluetooth, wi-fi, …)</text:p>
        </text:list-item>
        <text:list-item>
          <text:p text:style-name="P36">piconet – 3bit device addressing</text:p>
        </text:list-item>
        <text:list-item>
          <text:p text:style-name="P36">star topology (master-slave)</text:p>
        </text:list-item>
        <text:list-item>
          <text:p text:style-name="P37">is it better to use star-topology protocol (similar as the technology) or emulated another-topology protocol – the net has only 8 members (that should be more efficient in the basic settings to have „a space for manipulation“)</text:p>
        </text:list-item>
        <text:list-item>
          <text:p text:style-name="P36">sight verification (of random nonce at the display)</text:p>
        </text:list-item>
        <text:list-item>
          <text:p text:style-name="P38">star topology is native → use the star topology protocol</text:p>
        </text:list-item>
        <text:list-item>
          <text:p text:style-name="P38">maybe try to make an circle topology just by cyclic master-slave connections → what about that?</text:p>
        </text:list-item>
      </text:list>
      <text:p text:style-name="P5"/>
      <text:p text:style-name="P3">Wi-fi technology</text:p>
      <text:list xml:id="list5107035886548656057" text:style-name="L5">
        <text:list-item>
          <text:p text:style-name="P40">we should for sure try to use also this technology as it is widespread on the contemporal Android smartphones</text:p>
        </text:list-item>
        <text:list-item>
          <text:p text:style-name="P41">find out the topology and implement also another communication protocol than just a star-topological</text:p>
        </text:list-item>
      </text:list>
      <text:p text:style-name="P6"/>
      <text:p text:style-name="P6"/>
      <text:p text:style-name="P1">Android programming</text:p>
      <text:list xml:id="list7732041193338538292" text:style-name="L6">
        <text:list-item>
          <text:p text:style-name="P42">the application should probably replace the native service for connection over the channels → should work on the lower level, not as the end application</text:p>
        </text:list-item>
        <text:list-item>
          <text:p text:style-name="P39">programming way: libraries useable in another application with sample application or applications useable as a middleware (in Android with the original specification)</text:p>
        </text:list-item>
      </text:list>
      <text:p text:style-name="P1"/>
      <text:p text:style-name="P7"><text:span text:style-name="T20">Designing &amp; Implementing</text:span></text:p>
      <text:p text:style-name="P10"/>
      <text:list xml:id="list7601504348197064154" text:style-name="L7">
        <text:list-item>
          <text:p text:style-name="P54">design all the apps and their interactions using UML</text:p>
        </text:list-item>
        <text:list-item>
          <text:p text:style-name="P55">find a vulnerabilities in communication between modules, between randomness sources and libraries (even physical)</text:p>
        </text:list-item>
      </text:list>
      <text:p text:style-name="P10"/>
      <text:p text:style-name="P13">Randomness extractor (library)</text:p>
      <text:list xml:id="list9159966156470022836" text:style-name="L8">
        <text:list-item>
          <text:p text:style-name="P56">for Android</text:p>
        </text:list-item>
      </text:list>
      <text:p text:style-name="P10"/>
      <text:p text:style-name="P13">Bluetooth communication (library)</text:p>
      <text:list xml:id="list4772286113719866857" text:style-name="L9">
        <text:list-item>
          <text:p text:style-name="P57">for Android</text:p>
        </text:list-item>
      </text:list>
      <text:p text:style-name="P10"/>
      <text:p text:style-name="P14">Sources examining tool</text:p>
      <text:list xml:id="list2879849478619313087" text:style-name="L10">
        <text:list-item>
          <text:p text:style-name="P58">for Android + PC</text:p>
        </text:list-item>
        <text:list-item>
          <text:p text:style-name="P58">including statistical tests</text:p>
        </text:list-item>
      </text:list>
      <text:p text:style-name="P11"/>
      <text:p text:style-name="P14">?On the run sources examining tool?</text:p>
      <text:list xml:id="list5041949685200801521" text:style-name="L11">
        <text:list-item>
          <text:p text:style-name="P59">for Android</text:p>
        </text:list-item>
        <text:list-item>
          <text:p text:style-name="P61"><text:span text:style-name="T17">f</text:span><text:span text:style-name="T16">o</text:span><text:span text:style-name="T17">r</text:span><text:span text:style-name="T16"> auto-setting the extractor parameters</text:span></text:p>
        </text:list-item>
      </text:list>
      <text:p text:style-name="P11"/>
      <text:p text:style-name="P9"><text:soft-page-break/>Questions</text:p>
      <text:p text:style-name="P12"/>
      <text:p text:style-name="P15">Priorities?</text:p>
      <text:list xml:id="list8782306177224586071" text:style-name="L12">
        <text:list-item>
          <text:p text:style-name="P60">Source devices determining (more than microphone and camera)</text:p>
        </text:list-item>
        <text:list-item>
          <text:p text:style-name="P60">Source min-entropy analysis</text:p>
        </text:list-item>
        <text:list-item>
          <text:p text:style-name="P60">safe source vs maximum gain (focus on both or just one?)</text:p>
        </text:list-item>
        <text:list-item>
          <text:p text:style-name="P60">real-time vs in-advance randomness generation (with safe storing)</text:p>
        </text:list-item>
        <text:list-item>
          <text:p text:style-name="P60">use of more than one implementation of randomness extractor (basic – universal2 hash functions)</text:p>
        </text:list-item>
        <text:list-item>
          <text:p text:style-name="P60">using bluetooth and wifi hotspot channel for GKA</text:p>
        </text:list-item>
        <text:list-item>
          <text:p text:style-name="P60">bluetooth protocols </text:p>
          <text:list>
            <text:list-item>
              <text:p text:style-name="P60">star-based (piconet topology)</text:p>
            </text:list-item>
            <text:list-item>
              <text:p text:style-name="P60">Dutta-Barua (either emulate protocol or the topology into circle (make circle master-slave))</text:p>
            </text:list-item>
          </text:list>
        </text:list-item>
        <text:list-item>
          <text:p text:style-name="P60">wifi protocols</text:p>
        </text:list-item>
        <text:list-item>
          <text:p text:style-name="P62"><text:span text:style-name="T18">make libraries and sample </text:span><text:span text:style-name="T19">app</text:span><text:span text:style-name="T18"> or </text:span><text:span text:style-name="T19">the generally useful middleware apps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tti </meta:initial-creator>
    <meta:creation-date>2013-09-21T11:32:04</meta:creation-date>
    <dc:date>2013-10-18T01:44:41.857316185</dc:date>
    <meta:editing-duration>PT7H32M28S</meta:editing-duration>
    <meta:editing-cycles>45</meta:editing-cycles>
    <meta:generator>LibreOffice/4.1.2.3$Linux_X86_64 LibreOffice_project/410m0$Build-3</meta:generator>
    <meta:document-statistic meta:table-count="0" meta:image-count="0" meta:object-count="0" meta:page-count="3" meta:paragraph-count="79" meta:word-count="881" meta:character-count="5653" meta:non-whitespace-character-count="4900"/>
  </office:meta>
</office:document-meta>
</file>